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527c2" officeooo:paragraph-rsid="001527c2"/>
    </style:style>
    <style:style style:name="P2" style:family="paragraph" style:parent-style-name="Heading_20_1">
      <style:text-properties officeooo:rsid="0018eb67" officeooo:paragraph-rsid="0018eb67"/>
    </style:style>
    <style:style style:name="P3" style:family="paragraph" style:parent-style-name="Text_20_body">
      <style:text-properties officeooo:rsid="000fa94a" officeooo:paragraph-rsid="000fa94a"/>
    </style:style>
    <style:style style:name="P4" style:family="paragraph" style:parent-style-name="Text_20_body" style:list-style-name="L1">
      <style:text-properties officeooo:rsid="000fa94a" officeooo:paragraph-rsid="000fa94a"/>
    </style:style>
    <style:style style:name="P5" style:family="paragraph" style:parent-style-name="Text_20_body" style:list-style-name="L1">
      <style:text-properties officeooo:rsid="0010deb3" officeooo:paragraph-rsid="0010deb3"/>
    </style:style>
    <style:style style:name="P6" style:family="paragraph" style:parent-style-name="Text_20_body">
      <style:text-properties officeooo:rsid="0010deb3" officeooo:paragraph-rsid="0010deb3"/>
    </style:style>
    <style:style style:name="P7" style:family="paragraph" style:parent-style-name="Text_20_body" style:list-style-name="L2">
      <style:text-properties officeooo:rsid="0010deb3" officeooo:paragraph-rsid="0010deb3"/>
    </style:style>
    <style:style style:name="P8" style:family="paragraph" style:parent-style-name="Text_20_body" style:list-style-name="L2">
      <style:text-properties officeooo:rsid="0012ec4d" officeooo:paragraph-rsid="0012ec4d"/>
    </style:style>
    <style:style style:name="P9" style:family="paragraph" style:parent-style-name="Text_20_body">
      <style:text-properties officeooo:rsid="0012ec4d" officeooo:paragraph-rsid="0012ec4d"/>
    </style:style>
    <style:style style:name="P10" style:family="paragraph" style:parent-style-name="Text_20_body" style:list-style-name="L3">
      <style:text-properties officeooo:rsid="0012ec4d" officeooo:paragraph-rsid="0012ec4d"/>
    </style:style>
    <style:style style:name="P11" style:family="paragraph" style:parent-style-name="Text_20_body" style:list-style-name="L5">
      <style:text-properties officeooo:rsid="0012ec4d" officeooo:paragraph-rsid="0012ec4d"/>
    </style:style>
    <style:style style:name="P12" style:family="paragraph" style:parent-style-name="Text_20_body" style:list-style-name="L3">
      <style:text-properties officeooo:paragraph-rsid="0012ec4d"/>
    </style:style>
    <style:style style:name="P13" style:family="paragraph" style:parent-style-name="Text_20_body" style:list-style-name="L5">
      <style:text-properties officeooo:rsid="00132887" officeooo:paragraph-rsid="00132887"/>
    </style:style>
    <style:style style:name="P14" style:family="paragraph" style:parent-style-name="Text_20_body" style:list-style-name="L5">
      <style:text-properties officeooo:rsid="00150700" officeooo:paragraph-rsid="00150700"/>
    </style:style>
    <style:style style:name="P15" style:family="paragraph" style:parent-style-name="Text_20_body">
      <style:text-properties officeooo:rsid="001527c2" officeooo:paragraph-rsid="001527c2"/>
    </style:style>
    <style:style style:name="P16" style:family="paragraph" style:parent-style-name="Text_20_body" style:list-style-name="L6">
      <style:text-properties officeooo:rsid="001527c2" officeooo:paragraph-rsid="001527c2"/>
    </style:style>
    <style:style style:name="P17" style:family="paragraph" style:parent-style-name="Text_20_body" style:list-style-name="L7">
      <style:text-properties officeooo:rsid="0016d591" officeooo:paragraph-rsid="0016d591"/>
    </style:style>
    <style:style style:name="P18" style:family="paragraph" style:parent-style-name="Text_20_body">
      <style:text-properties officeooo:rsid="0016d591" officeooo:paragraph-rsid="0016d591"/>
    </style:style>
    <style:style style:name="P19" style:family="paragraph" style:parent-style-name="Text_20_body">
      <style:text-properties officeooo:rsid="0018eb67" officeooo:paragraph-rsid="0018eb67"/>
    </style:style>
    <style:style style:name="P20" style:family="paragraph" style:parent-style-name="Title">
      <style:text-properties officeooo:rsid="000fa94a" officeooo:paragraph-rsid="000fa94a"/>
    </style:style>
    <style:style style:name="T1" style:family="text">
      <style:text-properties officeooo:rsid="0012ec4d"/>
    </style:style>
    <style:style style:name="T2" style:family="text">
      <style:text-properties officeooo:rsid="0013288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8327f" style:font-style-asian="normal" style:font-style-complex="normal"/>
    </style:style>
    <style:style style:name="T6" style:family="text">
      <style:text-properties fo:font-style="normal" officeooo:rsid="0018eb67" style:font-style-asian="normal" style:font-style-complex="normal"/>
    </style:style>
    <style:style style:name="T7" style:family="text">
      <style:text-properties officeooo:rsid="00193029"/>
    </style:style>
    <style:style style:name="T8" style:family="text">
      <style:text-properties officeooo:rsid="001a7dae"/>
    </style:style>
    <style:style style:name="T9" style:family="text">
      <style:text-properties officeooo:rsid="001d3b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Outline</text:p>
      <text:p text:style-name="P3">In today’s world, the design phase almost always begins with simulation. <text:s/>This is a function of the time between concept and hardware and the cost to create the hardware. <text:s/>In the old days, the time was shorter and the cost was smaller and it was often easier to manipulate a bread board and measure directly the performance of a circuit. <text:s/>Today, especially with IC development involved, the time is very long between concept and hardware, and the cost involved is so high that tools are used to predict what the performance will (hopefully) be. <text:s/>Furthermore, when evaluating design choices and trade-offs, a system level view is desired, necessitating simulation of the constituent elements of the system together to determine final system performance. <text:s/>It is common to refine simulations more and more and the design progresses to get an ever increasingly accurate view of the system (similar to the performance roll-ups in TechDev).</text:p>
      <text:p text:style-name="P3">Pictures:</text:p>
      <text:p text:style-name="P3">Channel simulation with transmission line model, replaced by RLGC model, replaced by W-element model, replaced by HFSS simulated transmission lines.</text:p>
      <text:p text:style-name="P3">PDN simulation with estimation, HFSS model, new lumped element model, Final HFSS simulation.</text:p>
      <text:p text:style-name="P3">At Nubis Communications, that’s exactly where we are. <text:s/>We have an end-to-end link simulation that simulates the entire electro-optical link from transmitter to receiver. <text:s/>In this simulation, there are three critical elements that have various levels of difficulty and required skill:</text:p>
      <text:list xml:id="list3819540204" text:style-name="L1">
        <text:list-item>
          <text:p text:style-name="P4">The models themselves. <text:s/>This is in the category of very high knowledge level required, but very simple to implement.</text:p>
        </text:list-item>
        <text:list-item>
          <text:p text:style-name="P4">The physical simulation. <text:s/>This requires powerful tools like HSPICE, HFSS. <text:s/>Usually, this can be categorized as very expensive. <text:s/>In our case, for now, we are using our own software that utilizes the SignalIntegrity software under the hood for simulation.</text:p>
        </text:list-item>
        <text:list-item>
          <text:p text:style-name="P4">The analysis of the simulation. <text:s/>This is where things tend to bog down. <text:s/>Yes, it does take skill to run a simulation, but it takes even more skill to analyze the results. <text:s/>And often lots of software. This is because:</text:p>
          <text:list>
            <text:list-item>
              <text:p text:style-name="P4">The simulation tools do not provide extensive analysis tools.</text:p>
            </text:list-item>
            <text:list-item>
              <text:p text:style-name="P4">The analysis tools are really secondary to what the simulators main value proposition is (HFSS generates s-parameters of complicated geometries, HSPICE performs circuit level simulations of complicated circuits – the results are mostly physical results, like s-parameters or waveforms).</text:p>
            </text:list-item>
            <text:list-item>
              <text:p text:style-name="P5">Understanding the analysis tools is often harder than understanding the nature of setting up the simulation.</text:p>
            </text:list-item>
            <text:list-item>
              <text:p text:style-name="P5">How could HFSS integrate, for example, COM for analyzing a channel (it could, actually, but it doesn’t).</text:p>
            </text:list-item>
          </text:list>
        </text:list-item>
      </text:list>
      <text:p text:style-name="P6"><text:soft-page-break/>Therefore, typically (or at least in my case), I get the s-parameters and waveforms out of these tools and analyze them with other, friendlier means, but usually, unfortunately, requiring large amounts of hand-written scripts and software.</text:p>
      <text:p text:style-name="P6">What better tool for analyzing the results of simulations (that are waveforms) than the oscilloscope. <text:s/>And, even when the results of simulations are s-parameters or something else indicative of the channel behavior, usually the goal is to put waveforms through these channels.</text:p>
      <text:p text:style-name="P6">The benefits of the oscilloscope are:</text:p>
      <text:list xml:id="list22372956" text:style-name="L2">
        <text:list-item>
          <text:p text:style-name="P7">The UI is generally made to be intuitive, easy, and fast to set up. (The oscilloscope is, after all, quite a dynamic instrument).</text:p>
        </text:list-item>
        <text:list-item>
          <text:p text:style-name="P8">The scope software is hyper-optimized for speed, based on its general use case.</text:p>
        </text:list-item>
        <text:list-item>
          <text:p text:style-name="P7">Thousands of man-hours and millions of lines of code have been dedicated to waveform analysis.</text:p>
        </text:list-item>
        <text:list-item>
          <text:p text:style-name="P7">There’s almost no measurement that you cannot perform on the modern oscilloscope.</text:p>
        </text:list-item>
        <text:list-item>
          <text:p text:style-name="P7">For standards compliance testing (inasmuch as the transmitter testing is concerned), the tests are very well tested (plugfests) and are the gold standard for testing compliance</text:p>
          <text:list>
            <text:list-item>
              <text:p text:style-name="P7">I WANT TO TEST WHETHER MY SIMULATED TRANSMITTER PASSES THE SPEC PRIOR TO HAVING HARDWARE – This is extremely difficult.</text:p>
            </text:list-item>
            <text:list-item>
              <text:p text:style-name="P7">I want to use the same tool during the simulation phase and the measurement phase and especially be able to correlate the measurements.</text:p>
            </text:list-item>
          </text:list>
        </text:list-item>
        <text:list-item>
          <text:p text:style-name="P7">With the jitter-sim tools in the scope, it should also be possible to generate compliant waveforms for simulated receiver testing (generate and apply these waveforms to a simulated receiver, and count the errors).</text:p>
        </text:list-item>
      </text:list>
      <text:p text:style-name="P9">Based on the value of the oscilloscope to make measurements of simulated waveforms, I believe that there is a business case for subscription level support for the use of the scope software, and especially the options.</text:p>
      <text:p text:style-name="P9">Business case and plan:</text:p>
      <text:list xml:id="list356070076" text:style-name="L3">
        <text:list-item>
          <text:p text:style-name="P12"><text:span text:style-name="T1">Continue to offer and promote MAUI-Studio</text:span></text:p>
        </text:list-item>
        <text:list-item>
          <text:p text:style-name="P10">Provide free tools for converting between waveforms in various formats and the native .trc file to the scope.</text:p>
        </text:list-item>
        <text:list-item>
          <text:p text:style-name="P10">Let the user use, for free, MAUI-Studio along with his .trc files.</text:p>
        </text:list-item>
      </text:list>
      <text:p text:style-name="P9">Then, provide, for a fee:</text:p>
      <text:list xml:id="list2202354090" text:style-name="L5">
        <text:list-item>
          <text:p text:style-name="P11">The MAUI-Studio simulation package. <text:s/>This package <text:span text:style-name="T2">must interact with simulators and the scope software (and preferably, other instruments, like real scopes) to facilitate simulation or co-simulation. <text:s/>In the least, this software must:</text:span></text:p>
          <text:list>
            <text:list-item>
              <text:p text:style-name="P13"><text:soft-page-break/>be capable of configuration to pick up simulation results under some rule-based format from the disk, sample the waveforms, convert them to .trc, and, in the least, store them on the disk and load them into a memory of the scope for processing.</text:p>
            </text:list-item>
            <text:list-item>
              <text:p text:style-name="P13">Ideally, the waveforms could be entered directly into the oscilloscope, or even processed in our normal, streaming waveform (i.e. production of the waveform is notified to the scope, like a trigger, and the scope calls the OnGetNextResult call (causing the software to present the waveform descriptor to the scope) after which, the scope calls GetChunkHere on desired waveform segments.</text:p>
            </text:list-item>
            <text:list-item>
              <text:p text:style-name="P14">Be capable of saving .trc files from the scope, reading them from the disk, converting to popular simulator waveform formats and moving these to the simulation directory.</text:p>
              <text:list>
                <text:list-item>
                  <text:p text:style-name="P14">If possible, provide for API calls that trigger the simulations with these waveforms or to provide waveforms.</text:p>
                </text:list-item>
              </text:list>
            </text:list-item>
            <text:list-item>
              <text:p text:style-name="P13">This should be possible with remote scopes.</text:p>
            </text:list-item>
            <text:list-item>
              <text:p text:style-name="P13">As part of this activity, the remote control aspects of the oscilloscope should really be improved, especially, the ability to get waveforms in and out of the scope easily with Python, Matlab, whatever (I’ll resist expounding on the nearly cryptographic complexity of doing this today with LeCroy scopes).</text:p>
            </text:list-item>
          </text:list>
        </text:list-item>
      </text:list>
      <text:p text:style-name="P9">Don’t forget IBIS-AMI</text:p>
      <text:h text:style-name="P1" text:outline-level="1">State of things today, and the first foray</text:h>
      <text:p text:style-name="P15">One of the big problems with dealing with simulators is that, while LeCroy has complete control of the oscilloscope, they have no easy control of the simulator, aside from what the simulator company might make available through scripted control (which I think is still quite a bit). <text:s/>And, the simulator company might, at any moment, do things that scuttle your efforts to interact with it.</text:p>
      <text:p text:style-name="P15">But LeCroy does have one simulation tool that it owns – the SignalIntegrity simulator. <text:s/>And, it’s not just a simulator. <text:s/>It can:</text:p>
      <text:list xml:id="list549813042" text:style-name="L6">
        <text:list-item>
          <text:p text:style-name="P16">Build s-parameter models of channels and systems.</text:p>
        </text:list-item>
        <text:list-item>
          <text:p text:style-name="P16">Perform virtual probing.</text:p>
        </text:list-item>
        <text:list-item>
          <text:p text:style-name="P16">Perform simulations (albeit linear simulations).</text:p>
        </text:list-item>
      </text:list>
      <text:p text:style-name="P15">All three of these aspects are important to LeCroy and can be made, through integration, to vastly improve the customer experience:</text:p>
      <text:list xml:id="list4129600387" text:style-name="L7">
        <text:list-item>
          <text:p text:style-name="P17">Virtual probe was launched, as we know, with the terrible interface requiring the production of net-lists. <text:s/>Over time, many (simple) GUI arrangements have been created that take care of 90% of customer needs (definitely not providing all of the horsepower of virtual probe, but the people who would use that are a small segment). <text:s/>It would benefit greatly from the schematic GUI of SignalIntegrity. <text:s/>And it is positioned well – you can use it in the scope with the right <text:soft-page-break/>options, and you can use it for free with SignalIntegrity, which is pitifully slow compared to the scope. <text:s/>While it might be tempting to have SignalIntegrity produce the netlists for the scope, a much better option would be for SignalIntegrity to solve the system and produce the <text:span text:style-name="T3">transfer matrices</text:span><text:span text:style-name="T4">. <text:s/>These are essentially the banks of filters used by the virtual probe component. <text:s/>This would allow the multitude of devices available in SignalIntegrity, which is vastly superior to what is in the scope, to be used, and as SignalIntegrity improves, its capability improves while the basic format of the transfer parameters remains the sea of numbers that they are. <text:s/>Integrating SignalIntegrity would provide for quite impressive demos of the capability and the free nature of SignalIntegrity can be used to hook users.</text:span></text:p>
        </text:list-item>
        <text:list-item>
          <text:p text:style-name="P17"><text:span text:style-name="T4">The ability to build s-parameters of large systems would be a great addition to the channel models that can be provided through s-parameters to things like Eye-doctor. <text:s/>Wouldn’t it be great if, instead of selecting the two or four-port s-parameter file, one could open a schematic that could make whatever anyone ever wanted? <text:s/>And how about if that were integrated with the WavePulser?</text:span></text:p>
        </text:list-item>
        <text:list-item>
          <text:p text:style-name="P17"><text:span text:style-name="T4">Simulation. <text:s/>SignalIntegrity is a good simulator – I use it all the time, but it is slow </text:span><text:span text:style-name="T6">(although I believe the main slowness is the rendering of the output waveforms)</text:span><text:span text:style-name="T4">. <text:s/>It turns out that the solution of a simulation involves the following steps:</text:span></text:p>
          <text:list>
            <text:list-item>
              <text:p text:style-name="P17"><text:span text:style-name="T4">Build a net-list from the schematic.</text:span></text:p>
            </text:list-item>
            <text:list-item>
              <text:p text:style-name="P17"><text:span text:style-name="T4">Solve for the transfer matrices.</text:span></text:p>
            </text:list-item>
            <text:list-item>
              <text:p text:style-name="P17"><text:span text:style-name="T4">Convert the transfer matrices to banks of filters.</text:span></text:p>
            </text:list-item>
            <text:list-item>
              <text:p text:style-name="P17"><text:span text:style-name="T4">Apply these banks of filters to waveforms.</text:span></text:p>
            </text:list-item>
          </text:list>
          <text:p text:style-name="P17"><text:span text:style-name="T4">Notice it produces transfer matrices – these are indistinguishable from the transfer matrices used for virtual probing. <text:s/>In the signal integrity software, </text:span><text:span text:style-name="T5">both the virtual probe and simulator produce transfer matrices that are used directly, along with waveforms, with the transfer matrices processor in exactly the same manner. <text:s/>So, along the same lines as virtual probe, if the underlying transfer matrices processor inside of virtual probe was generalized to use transfer matrices, it would serve to allow virtual probe to take its solutions from SignalIntegrity and to allow for the scope to run complete simulations all by itself, in an ultra-fast environment! <text:s/>And my link simulator would become the schematic that produce the transfer matrices, and the entire link simulation and analysis would occur in the oscilloscope!</text:span></text:p>
        </text:list-item>
      </text:list>
      <text:h text:style-name="P2" text:outline-level="1">Cool Idea</text:h>
      <text:p text:style-name="P19">I’ve always been fascinated with the idea of “what-if” analysis. <text:s/>We want that all the time. <text:s/>Imagine that we are looking at the results of the analysis of a simulation. <text:s/>Meaning, we have applied a waveform to a system, ran it through the analysis, generated, let’s say, an eye diagram, and finally obtain a BER. <text:s/>LeCroy, throughout the years, has been engaged in providing debugging tools that decompose problems – like jitter decomposition, for example. <text:s/>Jitter decomposition allows the engineer to see how all of the impairments add up <text:span text:style-name="T7">and guides him/her to where to apply solutions. <text:s/>For example, </text:span><text:soft-page-break/><text:span text:style-name="T7">if random jitter is the problem, ISI improvements aren’t the (entire) solution (although it is entangled!), and if ISI is the problem, equalization is where you want to improve before improving your PLL, for example. <text:s/>Although these tools are incredibly useful, the engineer does not get to see the result of an improvement instantly, especially if the measured effect is the side-effect of some other complex arrangement. <text:s/>An example of this (that the scope can do, sort of) is the effect of the PLL loop filter. <text:s/></text:span><text:span text:style-name="T8">The receiver parameters can be tweaked, but not the simulated transmitter parameters. <text:s/>What if you can look at the impedance profile or s-parameters and adjust them (smoothing out an impedance discontinuity or increasing the gain, for example) and seeing, in near real time, the effect on the eye and the BER? <text:s/>That would be worth it’s weight in gold.</text:span></text:p>
      <text:p text:style-name="P18"><text:span text:style-name="T5"/></text:p>
      <text:p text:style-name="P9"/>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5T14:54:56.644327549</meta:creation-date>
    <dc:date>2021-07-05T18:12:44.781357193</dc:date>
    <meta:editing-duration>PT12M13S</meta:editing-duration>
    <meta:editing-cycles>4</meta:editing-cycles>
    <meta:generator>LibreOffice/6.4.7.2$Linux_X86_64 LibreOffice_project/40$Build-2</meta:generator>
    <meta:document-statistic meta:table-count="0" meta:image-count="0" meta:object-count="0" meta:page-count="5" meta:paragraph-count="55" meta:word-count="1848" meta:character-count="11443" meta:non-whitespace-character-count="9633"/>
  </office:meta>
</office:document-meta>
</file>